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vice Session Protocol - Packet Format Proposal</text:h>
      <text:p text:style-name="Text_20_body"/>
      <text:h text:style-name="Heading_20_2" text:outline-level="2">DGI</text:h>
      <text:p text:style-name="Text_20_body">All of the DGI's session protocol messages must be sent to the SessionPort indicated by the controller's Hello message.</text:p>
      <text:h text:style-name="Heading_20_3" text:outline-level="3">Start</text:h>
      <text:h text:style-name="Heading_20_4" text:outline-level="4">Start</text:h>
      <text:p text:style-name="Text_20_body">The device controller will need to communicate with the DGI on two ports: one for sending heartbeats, and one for sending device states and disconnect messages. <text:s/>DGI needs to tell it what ports to use, so its start message shall have the following format:</text:p>
      <text:p text:style-name="Text_20_body">StatePort: xxxxx\r\n</text:p>
      <text:p text:style-name="Text_20_body">HeartbeatPort: xxxxx\r\n</text:p>
      <text:p text:style-name="Text_20_body">\r\n</text:p>
      <text:h text:style-name="Heading_20_3" text:outline-level="3">Active</text:h>
      <text:h text:style-name="Heading_20_4" text:outline-level="4">Heartbeat</text:h>
      <text:p text:style-name="Text_20_body">In the TCP implementation, the device controller's heartbeat message is the three-way handshake initiation of a new TCP connection, which requires a response by DGI and obviates the need for an application-level heartbeat message from DGI. <text:s/><text:span text:style-name="T1">Therefore, the DGI shall not send heartbeat messages in the TCP implementation.</text:span> <text:s/>This message will be needed in the future for Wi-Fi, Zigbee, and PLC implementations.</text:p>
      <text:h text:style-name="Heading_20_4" text:outline-level="4">Start</text:h>
      <text:p text:style-name="Text_20_body">Same format as Start from the Start state.</text:p>
      <text:h text:style-name="Heading_20_3" text:outline-level="3">Quit</text:h>
      <text:h text:style-name="Heading_20_4" text:outline-level="4">Yes</text:h>
      <text:p text:style-name="Text_20_body">PoliteDisconnect: Accepted\r\n</text:p>
      <text:p text:style-name="Text_20_body">\r\n</text:p>
      <text:h text:style-name="Heading_20_4" text:outline-level="4">No</text:h>
      <text:p text:style-name="Text_20_body">PoliteDisconnect:Rejected\r\n</text:p>
      <text:p text:style-name="Text_20_body">\r\n</text:p>
      <text:p text:style-name="Text_20_body"><text:soft-page-break/></text:p>
      <text:h text:style-name="Heading_20_2" text:outline-level="2">Device Controller</text:h>
      <text:h text:style-name="Heading_20_3" text:outline-level="3">Start</text:h>
      <text:h text:style-name="Heading_20_4" text:outline-level="4">Hello</text:h>
      <text:p text:style-name="Text_20_body">The device controller must indicate to CadapterFactory (a) to which port the DGI's session messages should be sent, and (b) the names and types of all of its devices. The packet shall be sent to a port specified in a configuration file and its format shall be:</text:p>
      <text:p text:style-name="Text_20_body">SessionPort: xxxxx\r\n</text:p>
      <text:p text:style-name="Text_20_body">Device1Type Device1Name\r\n</text:p>
      <text:p text:style-name="Text_20_body">Device2Type Device2Name\r\n</text:p>
      <text:p text:style-name="Text_20_body">…</text:p>
      <text:p text:style-name="Text_20_body">DeviceNType DeviceNName\r\n</text:p>
      <text:p text:style-name="Text_20_body">\r\n</text:p>
      <text:h text:style-name="Heading_20_3" text:outline-level="3">Init</text:h>
      <text:h text:style-name="Heading_20_4" text:outline-level="4">Hello</text:h>
      <text:p text:style-name="Text_20_body">Same as Hello from the Start state.</text:p>
      <text:h text:style-name="Heading_20_3" text:outline-level="3">Active</text:h>
      <text:h text:style-name="Heading_20_4" text:outline-level="4">Heartbeat</text:h>
      <text:p text:style-name="Text_20_body">The device controller shall initiate a new TCP connection to the DGI approximately once per second on the heartbeat port specified by the DGI's Start message. <text:s/>The TCP connection shall immediately be closed after it is accepted.</text:p>
      <text:h text:style-name="Heading_20_4" text:outline-level="4">Disconnect</text:h>
      <text:p text:style-name="Text_20_body">When the device controller wishes to politely disconnect, it will send the following packet to the session port specified by the DGI's Start message:</text:p>
      <text:p text:style-name="Text_20_body">PoliteDisconnect\r\n</text:p>
      <text:p text:style-name="Text_20_body">\r\n</text:p>
      <text:h text:style-name="Heading_20_3" text:outline-level="3">Quit</text:h>
      <text:p text:style-name="Text_20_body">The device controller sends no messages when in this state. If its request to disconnect is rejected, it must send device states at least once more before requesting another disconn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atanzaro</meta:initial-creator>
    <meta:creation-date>2012-12-08T08:17:25</meta:creation-date>
    <dc:date>2012-12-09T20:56:05</dc:date>
    <dc:creator>Michael Catanzaro</dc:creator>
    <meta:editing-duration>PT1H26M40S</meta:editing-duration>
    <meta:editing-cycles>12</meta:editing-cycles>
    <meta:generator>LibreOffice/3.5$Linux_X86_64 LibreOffice_project/350m1$Build-403</meta:generator>
    <meta:document-statistic meta:table-count="0" meta:image-count="0" meta:object-count="0" meta:page-count="2" meta:paragraph-count="43" meta:word-count="326" meta:character-count="2082" meta:non-whitespace-character-count="1795"/>
  </office:meta>
</office:document-meta>
</file>